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when_no_enough_point_or_space_to_bu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mapstatus_after_robot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116" calcext:value-type="float">
            <text:p>116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6T12:06:19.408511000</dc:date>
    <meta:editing-duration>PT3H50M12S</meta:editing-duration>
    <meta:editing-cycles>33</meta:editing-cycles>
    <meta:document-statistic meta:table-count="1" meta:cell-count="163" meta:object-count="0"/>
  </office:meta>
</office:document-meta>
</file>